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Liberation Serif" fo:font-size="12pt" officeooo:paragraph-rsid="003b129e" style:font-size-asian="12pt" style:font-size-complex="12pt"/>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bold" officeooo:rsid="002b0bb3" officeooo:paragraph-rsid="002b0bb3"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75b19" style:font-size-asian="12pt" style:font-size-complex="12pt"/>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0bb3"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98cb2"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officeooo:paragraph-rsid="002bcdb2"/>
    </style:style>
    <style:style style:name="P7"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3b129e" style:font-size-asian="12pt" style:font-weight-asian="normal" style:font-name-complex="Times New Roman1"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9"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style="normal" officeooo:paragraph-rsid="0013bc4d" style:font-size-asian="12pt" style:font-style-asian="normal" style:font-name-complex="Times New Roman1" style:font-size-complex="12pt" style:font-weight-complex="normal"/>
    </style:style>
    <style:style style:name="P10"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officeooo:paragraph-rsid="00275b19" style:font-size-asian="12pt" style:font-size-complex="12pt"/>
    </style:style>
    <style:style style:name="P1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2"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3"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14" style:family="paragraph" style:parent-style-name="Footer">
      <style:text-properties officeooo:rsid="00276427" officeooo:paragraph-rsid="00276427"/>
    </style:style>
    <style:style style:name="P15" style:family="paragraph" style:parent-style-name="Footer">
      <style:text-properties officeooo:rsid="0045a579" officeooo:paragraph-rsid="0045a579"/>
    </style:style>
    <style:style style:name="P16"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17" style:family="paragraph" style:parent-style-name="List_20_Paragraph" style:list-style-name="WWNum2">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3b129e" style:font-size-asian="12pt" style:font-size-complex="12pt"/>
    </style:style>
    <style:style style:name="P18"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2b0bb3" style:font-size-asian="12pt" style:font-size-complex="12pt"/>
    </style:style>
    <style:style style:name="P19"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2bcdb2"/>
    </style:style>
    <style:style style:name="P20"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455e00"/>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55e00" style:font-size-asian="12pt" style:font-size-complex="12pt"/>
    </style:style>
    <style:style style:name="P22"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sans-serif" fo:font-size="8.30000019073486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Standard">
      <style:paragraph-properties fo:margin-top="0cm" fo:margin-bottom="0cm" loext:contextual-spacing="false" fo:text-align="justify" style:justify-single-word="false"/>
      <style:text-properties style:font-name="Liberation Serif" officeooo:paragraph-rsid="002b0bb3"/>
    </style:style>
    <style:style style:name="P24" style:family="paragraph" style:parent-style-name="Standard">
      <style:paragraph-properties fo:margin-top="0cm" fo:margin-bottom="0cm" loext:contextual-spacing="false" fo:text-align="justify" style:justify-single-word="false"/>
      <style:text-properties style:font-name="Liberation Serif" fo:font-size="12pt" officeooo:paragraph-rsid="00348da0" style:font-size-asian="12pt" style:language-asian="tr" style:country-asian="TR" style:font-name-complex="Times New Roman" style:font-size-complex="12pt"/>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2pt" officeooo:paragraph-rsid="002b0bb3" style:font-size-asian="12pt" style:language-asian="tr" style:country-asian="TR" style:font-name-complex="Times New Roman" style:font-size-complex="12pt"/>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2pt" officeooo:paragraph-rsid="003c3a02" style:font-size-asian="12pt" style:language-asian="tr" style:country-asian="TR" style:font-name-complex="Times New Roman" style:font-size-complex="12pt"/>
    </style:style>
    <style:style style:name="P27" style:family="paragraph" style:parent-style-name="Standard">
      <style:paragraph-properties fo:margin-top="0cm" fo:margin-bottom="0cm" loext:contextual-spacing="false" fo:text-align="justify" style:justify-single-word="false"/>
      <style:text-properties style:font-name="Liberation Serif" fo:font-size="12pt" officeooo:paragraph-rsid="003b129e" style:font-size-asian="12pt" style:language-asian="tr" style:country-asian="TR" style:font-name-complex="Times New Roman" style:font-size-complex="12pt"/>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2pt" officeooo:rsid="00348da0" officeooo:paragraph-rsid="00348da0" style:font-size-asian="12pt" style:language-asian="tr" style:country-asian="TR" style:font-name-complex="Times New Roman" style:font-size-complex="12pt"/>
    </style:style>
    <style:style style:name="P29" style:family="paragraph" style:parent-style-name="Standard">
      <style:paragraph-properties fo:margin-top="0cm" fo:margin-bottom="0cm" loext:contextual-spacing="false" fo:text-align="justify" style:justify-single-word="false"/>
      <style:text-properties style:font-name="Liberation Serif" fo:font-size="12pt" officeooo:rsid="003c3a02" officeooo:paragraph-rsid="003b129e" style:font-size-asian="12pt" style:language-asian="tr" style:country-asian="TR" style:font-name-complex="Times New Roman" style:font-size-complex="12pt"/>
    </style:style>
    <style:style style:name="P30" style:family="paragraph" style:parent-style-name="Standard">
      <style:paragraph-properties fo:margin-top="0cm" fo:margin-bottom="0cm" loext:contextual-spacing="false" fo:text-align="justify" style:justify-single-word="false"/>
      <style:text-properties style:font-name="Liberation Serif" fo:font-size="12pt" officeooo:rsid="003c3a02" officeooo:paragraph-rsid="003c3a02" style:font-size-asian="12pt" style:language-asian="tr" style:country-asian="TR" style:font-name-complex="Times New Roman" style:font-size-complex="12pt"/>
    </style:style>
    <style:style style:name="P31" style:family="paragraph" style:parent-style-name="Standard">
      <style:paragraph-properties fo:margin-top="0cm" fo:margin-bottom="0cm" loext:contextual-spacing="false" fo:text-align="justify" style:justify-single-word="false"/>
      <style:text-properties style:font-name="Liberation Serif" fo:font-size="12pt" officeooo:rsid="0014a809" officeooo:paragraph-rsid="003b129e" style:font-size-asian="12pt" style:language-asian="tr" style:country-asian="TR" style:font-name-complex="Times New Roman" style:font-size-complex="12pt"/>
    </style:style>
    <style:style style:name="P32" style:family="paragraph" style:parent-style-name="Standard">
      <style:paragraph-properties fo:margin-top="0cm" fo:margin-bottom="0cm" loext:contextual-spacing="false" fo:text-align="justify" style:justify-single-word="false"/>
      <style:text-properties style:font-name="Liberation Serif" fo:font-size="12pt" officeooo:paragraph-rsid="003c3a02" style:font-size-asian="12pt" style:font-size-complex="12pt"/>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officeooo:paragraph-rsid="003b129e"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 style:font-size-complex="12pt"/>
    </style:style>
    <style:style style:name="P35" style:family="paragraph" style:parent-style-name="Standard">
      <style:paragraph-properties fo:margin-top="0cm" fo:margin-bottom="0cm" loext:contextual-spacing="false"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36"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37" style:family="paragraph" style:parent-style-name="Standard">
      <style:paragraph-properties fo:margin-top="0cm" fo:margin-bottom="0cm" loext:contextual-spacing="false" fo:text-align="justify" style:justify-single-word="false"/>
      <style:text-properties style:font-name="Liberation Serif" fo:font-size="12pt" fo:font-style="normal" officeooo:paragraph-rsid="002b0bb3" style:font-size-asian="12pt" style:font-style-asian="normal" style:font-name-complex="Times New Roman1" style:font-size-complex="12pt" style:font-weight-complex="normal"/>
    </style:style>
    <style:style style:name="P38" style:family="paragraph" style:parent-style-name="Standard">
      <style:paragraph-properties fo:margin-top="0cm" fo:margin-bottom="0cm" loext:contextual-spacing="false" fo:text-align="justify" style:justify-single-word="false"/>
      <style:text-properties style:font-name="Liberation Serif" fo:font-weight="bold" officeooo:paragraph-rsid="002b0bb3" style:font-weight-asian="bold" style:font-weight-complex="bold"/>
    </style:style>
    <style:style style:name="P39" style:family="paragraph" style:parent-style-name="Standard">
      <style:paragraph-properties fo:margin-left="0cm" fo:margin-right="0cm" fo:margin-top="0cm" fo:margin-bottom="0cm" loext:contextual-spacing="false" fo:text-align="justify" style:justify-single-word="false" fo:text-indent="0.718cm" style:auto-text-indent="false"/>
      <style:text-properties style:font-name="Liberation Serif" fo:font-size="12pt" officeooo:paragraph-rsid="003b129e"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style:language-asian="tr" style:country-asian="TR" style:font-weight-asian="normal" style:font-name-complex="Times New Roman" style:font-weight-complex="normal"/>
    </style:style>
    <style:style style:name="T8" style:family="text">
      <style:text-properties fo:font-weight="normal" officeooo:rsid="00310090" style:language-asian="tr" style:country-asian="TR" style:font-weight-asian="normal" style:font-name-complex="Times New Roman" style:font-weight-complex="normal"/>
    </style:style>
    <style:style style:name="T9" style:family="text">
      <style:text-properties fo:font-weight="normal" officeooo:rsid="0038a6b6" style:language-asian="tr" style:country-asian="TR" style:font-weight-asian="normal" style:font-name-complex="Times New Roman" style:font-weight-complex="normal"/>
    </style:style>
    <style:style style:name="T10" style:family="text">
      <style:text-properties fo:font-weight="normal" officeooo:rsid="0043c25c" style:language-asian="tr" style:country-asian="TR" style:font-weight-asian="normal" style:font-name-complex="Times New Roman" style:font-weight-complex="normal"/>
    </style:style>
    <style:style style:name="T11" style:family="text">
      <style:text-properties officeooo:rsid="00172ad1"/>
    </style:style>
    <style:style style:name="T12" style:family="text">
      <style:text-properties officeooo:rsid="00191904"/>
    </style:style>
    <style:style style:name="T13" style:family="text">
      <style:text-properties officeooo:rsid="001b7644"/>
    </style:style>
    <style:style style:name="T14" style:family="text">
      <style:text-properties officeooo:rsid="001cc920"/>
    </style:style>
    <style:style style:name="T15" style:family="text">
      <style:text-properties officeooo:rsid="001e1f00"/>
    </style:style>
    <style:style style:name="T16" style:family="text">
      <style:text-properties fo:font-weight="bold" style:font-weight-asian="bold" style:font-weight-complex="bold"/>
    </style:style>
    <style:style style:name="T17" style:family="text">
      <style:text-properties fo:font-weight="bold" officeooo:rsid="0024c625" style:font-weight-asian="bold" style:font-weight-complex="bold"/>
    </style:style>
    <style:style style:name="T18" style:family="text">
      <style:text-properties fo:font-weight="bold" officeooo:rsid="002572b2" style:font-weight-asian="bold" style:font-weight-complex="bold"/>
    </style:style>
    <style:style style:name="T19" style:family="text">
      <style:text-properties fo:font-weight="bold" officeooo:rsid="00275b19" style:font-weight-asian="bold" style:font-weight-complex="bold"/>
    </style:style>
    <style:style style:name="T20" style:family="text">
      <style:text-properties fo:font-weight="bold" officeooo:rsid="00298cb2" style:font-weight-asian="bold" style:font-weight-complex="bold"/>
    </style:style>
    <style:style style:name="T21" style:family="text">
      <style:text-properties fo:font-weight="bold" officeooo:rsid="002a4e45" style:font-weight-asian="bold" style:font-weight-complex="bold"/>
    </style:style>
    <style:style style:name="T22" style:family="text">
      <style:text-properties fo:font-weight="bold" officeooo:rsid="0043c25c" style:font-weight-asian="bold" style:font-weight-complex="bold"/>
    </style:style>
    <style:style style:name="T23" style:family="text">
      <style:text-properties fo:font-weight="bold" officeooo:rsid="004419e8" style:font-weight-asian="bold" style:font-weight-complex="bold"/>
    </style:style>
    <style:style style:name="T24" style:family="text">
      <style:text-properties fo:font-weight="bold" officeooo:rsid="00443595" style:font-weight-asian="bold" style:font-weight-complex="bold"/>
    </style:style>
    <style:style style:name="T25" style:family="text">
      <style:text-properties fo:font-weight="bold" officeooo:rsid="00455e00" style:font-weight-asian="bold" style:font-weight-complex="bold"/>
    </style:style>
    <style:style style:name="T26" style:family="text">
      <style:text-properties fo:letter-spacing="0.011cm"/>
    </style:style>
    <style:style style:name="T27" style:family="text">
      <style:text-properties officeooo:rsid="001f62ef"/>
    </style:style>
    <style:style style:name="T28" style:family="text">
      <style:text-properties officeooo:rsid="0020c14b"/>
    </style:style>
    <style:style style:name="T29" style:family="text">
      <style:text-properties officeooo:rsid="0023f1ec"/>
    </style:style>
    <style:style style:name="T30" style:family="text">
      <style:text-properties officeooo:rsid="0024c625"/>
    </style:style>
    <style:style style:name="T31" style:family="text">
      <style:text-properties fo:font-style="normal" fo:font-weight="bold" style:font-style-asian="normal" style:font-weight-asian="bold" style:font-name-complex="Times New Roman1" style:font-weight-complex="bold"/>
    </style:style>
    <style:style style:name="T32" style:family="text">
      <style:text-properties fo:font-style="normal" fo:font-weight="bold" officeooo:rsid="00275b19" style:font-style-asian="normal" style:font-weight-asian="bold" style:font-name-complex="Times New Roman1" style:font-weight-complex="bold"/>
    </style:style>
    <style:style style:name="T33" style:family="text">
      <style:text-properties fo:font-style="normal" fo:font-weight="bold" officeooo:rsid="00172ad1" style:font-style-asian="normal" style:font-weight-asian="bold" style:font-name-complex="Times New Roman1" style:font-weight-complex="bold"/>
    </style:style>
    <style:style style:name="T34" style:family="text">
      <style:text-properties fo:font-style="normal" fo:font-weight="bold" officeooo:rsid="002572b2" style:font-style-asian="normal" style:font-weight-asian="bold" style:font-name-complex="Times New Roman1" style:font-weight-complex="bold"/>
    </style:style>
    <style:style style:name="T35" style:family="text">
      <style:text-properties fo:font-style="normal" fo:font-weight="bold" style:font-style-asian="normal" style:font-weight-asian="bold" style:font-name-complex="Times New Roman1" style:font-weight-complex="normal"/>
    </style:style>
    <style:style style:name="T36" style:family="text">
      <style:text-properties fo:font-style="normal" fo:font-weight="bold" officeooo:rsid="0024c625" style:font-style-asian="normal" style:font-weight-asian="bold" style:font-name-complex="Times New Roman1" style:font-weight-complex="normal"/>
    </style:style>
    <style:style style:name="T37" style:family="text">
      <style:text-properties fo:font-style="normal" fo:font-weight="bold" officeooo:rsid="002572b2" style:font-style-asian="normal" style:font-weight-asian="bold" style:font-name-complex="Times New Roman1" style:font-weight-complex="normal"/>
    </style:style>
    <style:style style:name="T38" style:family="text">
      <style:text-properties fo:font-style="normal" fo:font-weight="bold" officeooo:rsid="00275b19" style:font-style-asian="normal" style:font-weight-asian="bold" style:font-name-complex="Times New Roman1" style:font-weight-complex="normal"/>
    </style:style>
    <style:style style:name="T39" style:family="text">
      <style:text-properties fo:font-style="normal" fo:font-weight="bold" officeooo:rsid="00298cb2" style:font-style-asian="normal" style:font-weight-asian="bold" style:font-name-complex="Times New Roman1" style:font-weight-complex="normal"/>
    </style:style>
    <style:style style:name="T40" style:family="text">
      <style:text-properties fo:font-style="normal" fo:font-weight="bold" officeooo:rsid="002a4e45" style:font-style-asian="normal" style:font-weight-asian="bold" style:font-name-complex="Times New Roman1" style:font-weight-complex="normal"/>
    </style:style>
    <style:style style:name="T41" style:family="text">
      <style:text-properties fo:font-style="normal" fo:font-weight="normal" style:font-style-asian="normal" style:font-weight-asian="normal" style:font-name-complex="Times New Roman1" style:font-weight-complex="normal"/>
    </style:style>
    <style:style style:name="T42" style:family="text">
      <style:text-properties fo:font-style="normal" fo:font-weight="normal" officeooo:rsid="00172ad1" style:font-style-asian="normal" style:font-weight-asian="normal" style:font-name-complex="Times New Roman1" style:font-weight-complex="normal"/>
    </style:style>
    <style:style style:name="T43" style:family="text">
      <style:text-properties fo:font-style="normal" fo:font-weight="normal" officeooo:rsid="00275b19" style:font-style-asian="normal" style:font-weight-asian="normal" style:font-name-complex="Times New Roman1" style:font-weight-complex="normal"/>
    </style:style>
    <style:style style:name="T44" style:family="text">
      <style:text-properties fo:font-style="normal" fo:font-weight="normal" officeooo:rsid="0023f1ec" style:font-style-asian="normal" style:font-weight-asian="normal" style:font-name-complex="Times New Roman1" style:font-weight-complex="normal"/>
    </style:style>
    <style:style style:name="T45" style:family="text">
      <style:text-properties fo:font-style="normal" fo:font-weight="normal" officeooo:rsid="0043c25c" style:font-style-asian="normal" style:font-weight-asian="normal" style:font-name-complex="Times New Roman1" style:font-weight-complex="normal"/>
    </style:style>
    <style:style style:name="T46" style:family="text">
      <style:text-properties fo:font-style="normal" fo:font-weight="normal" officeooo:rsid="002572b2" style:font-style-asian="normal" style:font-weight-asian="normal" style:font-name-complex="Times New Roman1" style:font-weight-complex="normal"/>
    </style:style>
    <style:style style:name="T47" style:family="text">
      <style:text-properties fo:font-style="normal" fo:font-weight="normal" officeooo:rsid="00455e00" style:font-style-asian="normal" style:font-weight-asian="normal" style:font-name-complex="Times New Roman1" style:font-weight-complex="normal"/>
    </style:style>
    <style:style style:name="T48" style:family="text">
      <style:text-properties fo:font-style="normal" style:font-style-asian="normal" style:font-name-complex="Times New Roman1" style:font-weight-complex="normal"/>
    </style:style>
    <style:style style:name="T49" style:family="text">
      <style:text-properties fo:font-style="normal" officeooo:rsid="00172ad1" style:font-style-asian="normal" style:font-name-complex="Times New Roman1" style:font-weight-complex="normal"/>
    </style:style>
    <style:style style:name="T50" style:family="text">
      <style:text-properties fo:font-style="normal" officeooo:rsid="00275b19" style:font-style-asian="normal" style:font-name-complex="Times New Roman1" style:font-weight-complex="normal"/>
    </style:style>
    <style:style style:name="T51" style:family="text">
      <style:text-properties fo:font-style="normal" officeooo:rsid="0024c625" style:font-style-asian="normal" style:font-name-complex="Times New Roman1" style:font-weight-complex="normal"/>
    </style:style>
    <style:style style:name="T52" style:family="text">
      <style:text-properties fo:font-style="normal" officeooo:rsid="0043c25c" style:font-style-asian="normal" style:font-name-complex="Times New Roman1" style:font-weight-complex="normal"/>
    </style:style>
    <style:style style:name="T53" style:family="text">
      <style:text-properties fo:font-style="normal" style:language-asian="tr" style:country-asian="TR" style:font-style-asian="normal" style:font-name-complex="Times New Roman" style:font-weight-complex="normal"/>
    </style:style>
    <style:style style:name="T54" style:family="text">
      <style:text-properties fo:font-style="normal" officeooo:rsid="002b0bb3" style:language-asian="tr" style:country-asian="TR" style:font-style-asian="normal" style:font-name-complex="Times New Roman" style:font-weight-complex="normal"/>
    </style:style>
    <style:style style:name="T55" style:family="text">
      <style:text-properties fo:font-style="normal" officeooo:rsid="001c4bd1" style:language-asian="tr" style:country-asian="TR" style:font-style-asian="normal" style:font-name-complex="Times New Roman" style:font-weight-complex="normal"/>
    </style:style>
    <style:style style:name="T56" style:family="text">
      <style:text-properties fo:language="tr" fo:country="TR" fo:font-weight="bold" style:font-weight-asian="bold" style:font-name-complex="Times New Roman1" style:font-weight-complex="bold"/>
    </style:style>
    <style:style style:name="T57" style:family="text">
      <style:text-properties fo:language="tr" fo:country="TR" fo:font-weight="bold" officeooo:rsid="0024c625" style:font-weight-asian="bold" style:font-name-complex="Times New Roman1" style:font-weight-complex="bold"/>
    </style:style>
    <style:style style:name="T58" style:family="text">
      <style:text-properties fo:language="tr" fo:country="TR" fo:font-weight="bold" officeooo:rsid="0043c25c" style:font-weight-asian="bold" style:font-name-complex="Times New Roman1" style:font-weight-complex="bold"/>
    </style:style>
    <style:style style:name="T59" style:family="text">
      <style:text-properties fo:language="tr" fo:country="TR" fo:font-style="normal" fo:font-weight="bold" style:font-style-asian="normal" style:font-weight-asian="bold" style:font-name-complex="Times New Roman1" style:font-weight-complex="normal"/>
    </style:style>
    <style:style style:name="T60" style:family="text">
      <style:text-properties fo:language="tr" fo:country="TR" fo:font-weight="normal" officeooo:rsid="00172ad1" style:font-weight-asian="normal" style:font-name-complex="Times New Roman1" style:font-weight-complex="normal"/>
    </style:style>
    <style:style style:name="T61" style:family="text">
      <style:text-properties fo:language="tr" fo:country="TR" style:font-name-complex="Times New Roman1"/>
    </style:style>
    <style:style style:name="T62" style:family="text">
      <style:text-properties fo:language="tr" fo:country="TR" officeooo:rsid="00172ad1" style:font-name-complex="Times New Roman1"/>
    </style:style>
    <style:style style:name="T63" style:family="text">
      <style:text-properties fo:language="tr" fo:country="TR" officeooo:rsid="0043c25c" style:font-name-complex="Times New Roman1"/>
    </style:style>
    <style:style style:name="T64" style:family="text">
      <style:text-properties officeooo:rsid="002a4e45"/>
    </style:style>
    <style:style style:name="T65" style:family="text">
      <style:text-properties officeooo:rsid="002b0bb3"/>
    </style:style>
    <style:style style:name="T66" style:family="text">
      <style:text-properties style:language-asian="tr" style:country-asian="TR" style:font-name-complex="Times New Roman"/>
    </style:style>
    <style:style style:name="T67" style:family="text">
      <style:text-properties officeooo:rsid="002b0bb3" style:language-asian="tr" style:country-asian="TR" style:font-name-complex="Times New Roman"/>
    </style:style>
    <style:style style:name="T68" style:family="text">
      <style:text-properties officeooo:rsid="00172ad1" style:language-asian="tr" style:country-asian="TR" style:font-name-complex="Times New Roman"/>
    </style:style>
    <style:style style:name="T69" style:family="text">
      <style:text-properties officeooo:rsid="002bcdb2" style:language-asian="tr" style:country-asian="TR" style:font-name-complex="Times New Roman"/>
    </style:style>
    <style:style style:name="T70" style:family="text">
      <style:text-properties officeooo:rsid="00310090" style:language-asian="tr" style:country-asian="TR" style:font-name-complex="Times New Roman"/>
    </style:style>
    <style:style style:name="T71" style:family="text">
      <style:text-properties officeooo:rsid="0033b636" style:language-asian="tr" style:country-asian="TR" style:font-name-complex="Times New Roman"/>
    </style:style>
    <style:style style:name="T72" style:family="text">
      <style:text-properties officeooo:rsid="003aa60a" style:language-asian="tr" style:country-asian="TR" style:font-name-complex="Times New Roman"/>
    </style:style>
    <style:style style:name="T73" style:family="text">
      <style:text-properties officeooo:rsid="0014a809" style:language-asian="tr" style:country-asian="TR" style:font-name-complex="Times New Roman"/>
    </style:style>
    <style:style style:name="T74" style:family="text">
      <style:text-properties officeooo:rsid="0013e64a" style:language-asian="tr" style:country-asian="TR" style:font-name-complex="Times New Roman"/>
    </style:style>
    <style:style style:name="T75" style:family="text">
      <style:text-properties officeooo:rsid="003b129e" style:language-asian="tr" style:country-asian="TR" style:font-name-complex="Times New Roman"/>
    </style:style>
    <style:style style:name="T76" style:family="text">
      <style:text-properties officeooo:rsid="0022f6e7" style:language-asian="tr" style:country-asian="TR" style:font-name-complex="Times New Roman"/>
    </style:style>
    <style:style style:name="T77" style:family="text">
      <style:text-properties officeooo:rsid="003c3a02" style:language-asian="tr" style:country-asian="TR" style:font-name-complex="Times New Roman"/>
    </style:style>
    <style:style style:name="T78" style:family="text">
      <style:text-properties officeooo:rsid="003c9814" style:language-asian="tr" style:country-asian="TR" style:font-name-complex="Times New Roman"/>
    </style:style>
    <style:style style:name="T79" style:family="text">
      <style:text-properties officeooo:rsid="003d13be" style:language-asian="tr" style:country-asian="TR" style:font-name-complex="Times New Roman"/>
    </style:style>
    <style:style style:name="T80" style:family="text">
      <style:text-properties officeooo:rsid="0013588f" style:language-asian="tr" style:country-asian="TR" style:font-name-complex="Times New Roman"/>
    </style:style>
    <style:style style:name="T81" style:family="text">
      <style:text-properties officeooo:rsid="001ab6fb" style:language-asian="tr" style:country-asian="TR" style:font-name-complex="Times New Roman"/>
    </style:style>
    <style:style style:name="T82" style:family="text">
      <style:text-properties officeooo:rsid="003d6035" style:language-asian="tr" style:country-asian="TR" style:font-name-complex="Times New Roman"/>
    </style:style>
    <style:style style:name="T83" style:family="text">
      <style:text-properties officeooo:rsid="00443595" style:language-asian="tr" style:country-asian="TR" style:font-name-complex="Times New Roman"/>
    </style:style>
    <style:style style:name="T84" style:family="text">
      <style:text-properties style:language-asian="tr" style:country-asian="TR" style:font-name-complex="Tahoma"/>
    </style:style>
    <style:style style:name="T85" style:family="text">
      <style:text-properties officeooo:rsid="003b129e" style:language-asian="tr" style:country-asian="TR" style:font-name-complex="Tahoma"/>
    </style:style>
    <style:style style:name="T86" style:family="text">
      <style:text-properties officeooo:rsid="002ed6e1"/>
    </style:style>
    <style:style style:name="T87" style:family="text">
      <style:text-properties fo:font-size="12pt" fo:font-weight="bold" style:font-size-asian="12pt" style:language-asian="tr" style:country-asian="TR" style:font-weight-asian="bold" style:font-name-complex="Times New Roman" style:font-size-complex="12pt" style:font-weight-complex="bold"/>
    </style:style>
    <style:style style:name="T88" style:family="text">
      <style:text-properties fo:font-size="12pt" fo:font-weight="bold" officeooo:rsid="002a4e45" style:font-size-asian="12pt" style:language-asian="tr" style:country-asian="TR" style:font-weight-asian="bold" style:font-name-complex="Times New Roman" style:font-size-complex="12pt" style:font-weight-complex="bold"/>
    </style:style>
    <style:style style:name="T89" style:family="text">
      <style:text-properties fo:font-size="12pt" fo:font-weight="bold" officeooo:rsid="002bcdb2" style:font-size-asian="12pt" style:language-asian="tr" style:country-asian="TR" style:font-weight-asian="bold" style:font-name-complex="Times New Roman" style:font-size-complex="12pt" style:font-weight-complex="bold"/>
    </style:style>
    <style:style style:name="T90" style:family="text">
      <style:text-properties fo:font-size="12pt" fo:font-weight="bold" officeooo:rsid="00455e00" style:font-size-asian="12pt" style:language-asian="tr" style:country-asian="TR" style:font-weight-asian="bold" style:font-name-complex="Times New Roman" style:font-size-complex="12pt" style:font-weight-complex="bold"/>
    </style:style>
    <style:style style:name="T91" style:family="text">
      <style:text-properties fo:font-size="12pt" style:font-size-asian="12pt" style:language-asian="tr" style:country-asian="TR" style:font-name-complex="Times New Roman" style:font-size-complex="12pt"/>
    </style:style>
    <style:style style:name="T92" style:family="text">
      <style:text-properties fo:font-size="12pt" officeooo:rsid="0016608b" style:font-size-asian="12pt" style:language-asian="tr" style:country-asian="TR" style:font-name-complex="Times New Roman" style:font-size-complex="12pt"/>
    </style:style>
    <style:style style:name="T93" style:family="text">
      <style:text-properties fo:font-size="12pt" officeooo:rsid="0013e64a" style:font-size-asian="12pt" style:language-asian="tr" style:country-asian="TR" style:font-name-complex="Times New Roman" style:font-size-complex="12pt"/>
    </style:style>
    <style:style style:name="T94" style:family="text">
      <style:text-properties fo:font-size="12pt" officeooo:rsid="001c4bd1" style:font-size-asian="12pt" style:language-asian="tr" style:country-asian="TR" style:font-name-complex="Times New Roman" style:font-size-complex="12pt"/>
    </style:style>
    <style:style style:name="T95" style:family="text">
      <style:text-properties fo:font-size="12pt" officeooo:rsid="001a0333" style:font-size-asian="12pt" style:language-asian="tr" style:country-asian="TR" style:font-name-complex="Times New Roman" style:font-size-complex="12pt"/>
    </style:style>
    <style:style style:name="T96" style:family="text">
      <style:text-properties fo:font-size="12pt" officeooo:rsid="0014c035" style:font-size-asian="12pt" style:language-asian="tr" style:country-asian="TR" style:font-name-complex="Times New Roman" style:font-size-complex="12pt"/>
    </style:style>
    <style:style style:name="T97" style:family="text">
      <style:text-properties fo:font-size="12pt" officeooo:rsid="00348da0" style:font-size-asian="12pt" style:language-asian="tr" style:country-asian="TR" style:font-name-complex="Times New Roman" style:font-size-complex="12pt"/>
    </style:style>
    <style:style style:name="T98" style:family="text">
      <style:text-properties fo:font-size="12pt" officeooo:rsid="003b129e" style:font-size-asian="12pt" style:language-asian="tr" style:country-asian="TR" style:font-name-complex="Times New Roman" style:font-size-complex="12pt"/>
    </style:style>
    <style:style style:name="T99" style:family="text">
      <style:text-properties fo:font-size="12pt" officeooo:rsid="003d6035" style:font-size-asian="12pt" style:language-asian="tr" style:country-asian="TR" style:font-name-complex="Times New Roman" style:font-size-complex="12pt"/>
    </style:style>
    <style:style style:name="T100" style:family="text">
      <style:text-properties fo:font-size="12pt" officeooo:rsid="00455e00" style:font-size-asian="12pt" style:language-asian="tr" style:country-asian="TR" style:font-name-complex="Times New Roman" style:font-size-complex="12pt"/>
    </style:style>
    <style:style style:name="T101" style:family="text">
      <style:text-properties fo:font-size="12pt" officeooo:rsid="003d13be" style:font-size-asian="12pt" style:language-asian="tr" style:country-asian="TR" style:font-name-complex="Times New Roman" style:font-size-complex="12pt"/>
    </style:style>
    <style:style style:name="T102" style:family="text">
      <style:text-properties fo:font-size="12pt" officeooo:rsid="0045a579" style:font-size-asian="12pt" style:language-asian="tr" style:country-asian="TR" style:font-name-complex="Times New Roman" style:font-size-complex="12pt"/>
    </style:style>
    <style:style style:name="T103"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104" style:family="text">
      <style:text-properties fo:font-size="12pt" fo:font-weight="normal" style:font-size-asian="12pt" style:language-asian="tr" style:country-asian="TR" style:font-weight-asian="normal" style:font-name-complex="Times New Roman" style:font-size-complex="12pt" style:font-weight-complex="normal"/>
    </style:style>
    <style:style style:name="T105" style:family="text">
      <style:text-properties fo:font-size="12pt" fo:font-weight="normal" officeooo:rsid="00455e00" style:font-size-asian="12pt" style:language-asian="tr" style:country-asian="TR" style:font-weight-asian="normal" style:font-name-complex="Times New Roman" style:font-size-complex="12pt" style:font-weight-complex="normal"/>
    </style:style>
    <style:style style:name="T106" style:family="text">
      <style:text-properties fo:font-size="12pt" fo:font-weight="normal" officeooo:rsid="0013e64a" style:font-size-asian="12pt" style:language-asian="tr" style:country-asian="TR" style:font-weight-asian="normal" style:font-name-complex="Times New Roman" style:font-size-complex="12pt" style:font-weight-complex="normal"/>
    </style:style>
    <style:style style:name="T107" style:family="text">
      <style:text-properties fo:font-size="12pt" fo:font-weight="normal" officeooo:rsid="0045a579" style:font-size-asian="12pt" style:language-asian="tr" style:country-asian="TR" style:font-weight-asian="normal" style:font-name-complex="Times New Roman" style:font-size-complex="12pt" style:font-weight-complex="normal"/>
    </style:style>
    <style:style style:name="T108" style:family="text">
      <style:text-properties fo:font-size="12pt" fo:font-weight="normal" officeooo:rsid="003b129e" style:font-size-asian="12pt" style:language-asian="tr" style:country-asian="TR" style:font-weight-asian="normal" style:font-name-complex="Times New Roman" style:font-size-complex="12pt" style:font-weight-complex="normal"/>
    </style:style>
    <style:style style:name="T109" style:family="text">
      <style:text-properties fo:font-size="12pt" fo:font-weight="normal" officeooo:rsid="001a0333" style:font-size-asian="12pt" style:language-asian="tr" style:country-asian="TR" style:font-weight-asian="normal" style:font-name-complex="Times New Roman" style:font-size-complex="12pt" style:font-weight-complex="normal"/>
    </style:style>
    <style:style style:name="T110" style:family="text">
      <style:text-properties fo:font-size="12pt" fo:font-weight="normal" officeooo:rsid="001c4bd1" style:font-size-asian="12pt" style:language-asian="tr" style:country-asian="TR" style:font-weight-asian="normal" style:font-name-complex="Times New Roman" style:font-size-complex="12pt" style:font-weight-complex="normal"/>
    </style:style>
    <style:style style:name="T111" style:family="text">
      <style:text-properties officeooo:rsid="00347560"/>
    </style:style>
    <style:style style:name="T112" style:family="text">
      <style:text-properties officeooo:rsid="00348da0"/>
    </style:style>
    <style:style style:name="T113" style:family="text">
      <style:text-properties officeooo:rsid="003aa60a"/>
    </style:style>
    <style:style style:name="T114" style:family="text">
      <style:text-properties officeooo:rsid="003b129e"/>
    </style:style>
    <style:style style:name="T115" style:family="text">
      <style:text-properties officeooo:rsid="003c3a02"/>
    </style:style>
    <style:style style:name="T116" style:family="text">
      <style:text-properties officeooo:rsid="0043c25c"/>
    </style:style>
    <style:style style:name="T117" style:family="text">
      <style:text-properties officeooo:rsid="00443595"/>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02ed6e1"/>
    </style:style>
    <style:style style:name="T120" style:family="text">
      <style:text-properties officeooo:rsid="0045a5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İRLİ SÜRELİ KİRA SÖZLEŞMESİ</text:p>
      <text:p text:style-name="P3"><text:span text:style-name="T16">MADDE </text:span><text:span text:style-name="T17">1<text:tab/></text:span><text:span text:style-name="T31">Tanım</text:span><text:span text:style-name="T32">lar</text:span><text:span text:style-name="T31">: </text:span><text:span text:style-name="T42">İ</text:span><text:span text:style-name="T43">şbu sözleşmede adı geçen; </text:span><text:span text:style-name="T33">Kiraya veren</text:span><text:span text:style-name="T42">; </text:span><text:span text:style-name="T45">mecurun</text:span><text:span text:style-name="T42"> sahibi</text:span><text:span text:style-name="T43">ni</text:span><text:span text:style-name="T42"> ve/veya vekili</text:span><text:span text:style-name="T43">ni</text:span><text:span text:style-name="T42">, </text:span><text:span text:style-name="T33">Kiracı;</text:span><text:span text:style-name="T49"> </text:span><text:span text:style-name="T52">mecuru</text:span><text:span text:style-name="T49"> kiralama hak</text:span><text:span text:style-name="T51">k</text:span><text:span text:style-name="T49">ını belirli bir ücret karşılığında </text:span><text:span text:style-name="T52">belirli bir süre</text:span><text:span text:style-name="T49"> kabul <text:s/>eden gerçek veya tüzel kişi</text:span><text:span text:style-name="T50">yi, </text:span><text:span text:style-name="T33">Sözleşme</text:span><text:span text:style-name="T42"> </text:span><text:span text:style-name="T43">t</text:span><text:span text:style-name="T42">araflarca, şartları belirlenen, şartlar üzerinde anlaşmaya varılan ve imza altına alınan </text:span><text:span text:style-name="T43">işbu </text:span><text:span text:style-name="T42">kira sözleşmesi</text:span><text:span text:style-name="T43">ni ifade eder. </text:span><text:span text:style-name="T3">İş bu k</text:span>ira sözleşmesi, kiraya verenin , <text:span text:style-name="T11">bu sözleşmede özellikleri belirtilen mecurun</text:span> kullanı<text:span text:style-name="T117">mını</text:span> <text:span text:style-name="T116">belli bir süre için</text:span> kiracıya bırakmayı, kiracının da buna karşılık, <text:span text:style-name="T116">bu süre için </text:span>kararlaştırılan kira bedelini ödemeyi üstlendiği<text:span text:style-name="T11"> </text:span>sözleşmedir.</text:p>
      <text:p text:style-name="P10"><text:span text:style-name="T58">M</text:span><text:span text:style-name="T56">ADDE </text:span><text:span text:style-name="T57">2<text:tab/></text:span><text:span text:style-name="T59">Kira süresi:</text:span><text:span text:style-name="T60">S</text:span><text:span text:style-name="T61">özleşme, belirli süre</text:span><text:span text:style-name="T63">lidir</text:span><text:span text:style-name="T62"> ve sözleşme tarihinden itibaren 1 (bir) yıldır.</text:span><text:span text:style-name="T61"> </text:span><text:span text:style-name="T62">Sözleşme k</text:span><text:span text:style-name="T61">ararlaştırılan sürenin geçmesiyle herhangi bir bildirim olmaksızın sona ere</text:span><text:span text:style-name="T62">r. </text:span></text:p>
      <text:p text:style-name="P3"><text:span text:style-name="T22">M</text:span><text:span text:style-name="T16">ADDE 3 <text:tab/></text:span><text:span text:style-name="T35">Vergi ve benzeri yükümlülüklere katlanma borcu : </text:span>Kiralananla ilgili <text:span text:style-name="T30">stopaj </text:span>vergi<text:span text:style-name="T30">si, çevre temizlik vergisi </text:span>ve benzeri yükümlülükler, <text:span text:style-name="T11">kiracı tarafından ödenecektir. </text:span><text:span text:style-name="T68">Kiracı elektrik, su, </text:span><text:span text:style-name="T70">aidat</text:span><text:span text:style-name="T68"> vb. abone gerektiren işlemlerde, kira başlangıcında abonelikleri üzerine alacaktır ve kira müddeti boyunca bu </text:span><text:span text:style-name="T71">aboneliklere ait</text:span><text:span text:style-name="T68"> giderler kiracıya aittir.</text:span></text:p>
      <text:p text:style-name="P3"><text:span text:style-name="T16">MADDE </text:span><text:span text:style-name="T17">4 <text:tab/></text:span><text:span text:style-name="T36">Yan giderlere katlanma borcu</text:span><text:span text:style-name="T16"> : </text:span>Kira<text:span text:style-name="T11">cı</text:span>, kiralananın kullanımıyla ilgili olmak üzere, kendisi veya üçüncü kişi tarafından yapılan yan giderlere katlanmakla yükümlüdür.</text:p>
      <text:p text:style-name="P5"><text:span text:style-name="T16">MADDE </text:span><text:span text:style-name="T17">5<text:tab/></text:span><text:span text:style-name="T36">Kiralananın teslim anında </text:span><text:span text:style-name="T39">ve </text:span><text:span text:style-name="T36">sonra</text:span><text:span text:style-name="T39">sı</text:span><text:span text:style-name="T36"> ayıplı hâle gelmesinden sorumluluk</text:span><text:span text:style-name="T16"> <text:tab/></text:span></text:p>
      <text:list xml:id="list3837609890" text:style-name="WWNum3">
        <text:list-header>
          <text:p text:style-name="P16"><text:span text:style-name="T8">İşbu </text:span><text:span text:style-name="T10">sözleşme aynı zamanda teslim tutanağı hükmünde olup,</text:span><text:span text:style-name="T8"> sözleşme</text:span><text:span text:style-name="T9">nin imzalanması ile </text:span><text:span text:style-name="T8">kiracı, kiralananı sağlam, ayıpsız ve eksiksiz olarak teslim aldığını kabul etmiştir. </text:span><text:span text:style-name="T7">Taşınmazda bulunan tuvalet, la</text:span><text:bookmark text:name="_GoBack"/><text:span text:style-name="T7">vabo <text:s/>banyo, vb. malzemeler kiracıya sağlam olarak teslim edilmiştir ve kira bitiminde kiracı bu malzemeleri sağlam ve eksiksiz olarak teslim etmekle yükümlüdür. Malzemelerde hasar oluşması durumunda kiracı ödemekle yükümlüdür. </text:span><text:span text:style-name="T10">Mecurun kullanılması sırasında oluşabilecek her türlü arıza, hasar vb. giderler kiracıya aittir. </text:span><text:span text:style-name="T11">Kiracının sözleşme sonrası, kendi ihtiyaçları doğrultusunda ortaya çıkabilecek ve eksik olarak tanımlayacağı şeylerin hükmü yoktur, bu tip eksikliklerin sorumluluğu kiracıya aittir. </text:span></text:p>
        </text:list-header>
      </text:list>
      <text:p text:style-name="P3"><text:span text:style-name="T16">MADDE </text:span><text:span text:style-name="T21">6</text:span><text:span text:style-name="T17"><text:tab/></text:span><text:span text:style-name="T36">Kira bedelinin indirilmesi</text:span><text:span text:style-name="T16"> : </text:span>Kiracı, <text:span text:style-name="T12">kira süresi boyunca, sözleşmede belirlenen kira bedelinde herhangi bir sebeple </text:span>bir indirim yapılmasını isteye<text:span text:style-name="T12">mez</text:span>.</text:p>
      <text:p text:style-name="P3"><text:span text:style-name="T16">MADDE </text:span><text:span text:style-name="T23">7</text:span><text:span text:style-name="T17"><text:tab/></text:span><text:span text:style-name="T36">Kira bedelini ödeme borcu,</text:span><text:span text:style-name="T16"> </text:span><text:span text:style-name="T20">ifa zamanı ,kiracının temerrüdü</text:span><text:span text:style-name="T16"><text:tab/><text:tab/></text:span></text:p>
      <text:list xml:id="list131448559035650" text:continue-numbering="true" text:style-name="WWNum3">
        <text:list-header>
          <text:p text:style-name="P18"><text:span text:style-name="T67">Kira bedeli nettir. <text:s/></text:span><text:span text:style-name="T66">Sözleşme</text:span><text:span text:style-name="T67">de</text:span><text:span text:style-name="T66"> </text:span><text:span text:style-name="T67">belirtilen kira bedeli</text:span><text:span text:style-name="T66">, vergiler düşüldükten sonra </text:span><text:span text:style-name="T67">kiralayana </text:span><text:span text:style-name="T66">ödene</text:span><text:span text:style-name="T67">cek</text:span><text:span text:style-name="T66"> </text:span><text:span text:style-name="T71">net </text:span><text:span text:style-name="T66">miktardır. </text:span><text:span text:style-name="T67">Kira stopaj vergisi kiracı tarafından, </text:span><text:span text:style-name="T71">kiraya veren adına </text:span><text:span text:style-name="T67">ödenecektir. Her türlü resim vergi ve harçlar, ÇTV, stopaj vergisi ve kira süresi içerisinde ortaya çıkabilecek her türlü resmi ödemeler, vergi ve harçlar kiracı tarafından ödenecektir.</text:span><text:span text:style-name="T66"> Kiracı, kira bedelini </text:span><text:span text:style-name="T81">( kira bedeli aylık ödemeli yapılacaksa )</text:span><text:span text:style-name="T66"> ve yan giderleri, her ayın </text:span><text:span text:style-name="T81">başında peşin </text:span><text:span text:style-name="T66">ödemekle yükümlüdür. </text:span><text:span text:style-name="T82">Ki</text:span><text:span text:style-name="T81">ra ödemeleri kiraya verene ait banka hesabına yatırılacaktır. </text:span>Kiracı, kira bedelini ödemekle yükümlüdür. <text:span text:style-name="T66">İşbu sö</text:span><text:span text:style-name="T80">z</text:span><text:span text:style-name="T66">leşme</text:span><text:span text:style-name="T75">de ile belirlenen</text:span><text:span text:style-name="T66"> kira bedeli</text:span><text:span text:style-name="T75">nin ödeme vadesi </text:span><text:span text:style-name="T79">sözleşme düzenleme </text:span><text:span text:style-name="T75">tarihidir.</text:span><text:span text:style-name="T66"> Ödeme çek veya senet ile taahhüt edilmiş ise ödemenin zamanında <text:s/>ödenmemesi durumunda, </text:span><text:span text:style-name="T79">çek veya senedin ödeme vadesi, sözleşme düzenleme tarihi olarak kabul edilecektir </text:span><text:span text:style-name="T83">ve</text:span><text:span text:style-name="T79"> </text:span><text:span text:style-name="T66"><text:s/></text:span><text:span text:style-name="T83">k</text:span><text:span text:style-name="T79">iracı </text:span><text:span text:style-name="T83">geçmiş ve </text:span><text:span text:style-name="T79">o</text:span><text:span text:style-name="T66">turduğu süreye ait kira borcunu, </text:span><text:span text:style-name="T75">geçen her gün için, yıllık kira bedelinin yüzde </text:span><text:span text:style-name="T79">biri</text:span><text:span text:style-name="T75"> oranında </text:span><text:span text:style-name="T79">(%1)</text:span><text:span text:style-name="T75"> </text:span><text:span text:style-name="T78">günlük </text:span><text:span text:style-name="T75">ceza bedeli </text:span><text:span text:style-name="T79">ile birlikte</text:span><text:span text:style-name="T75"> ödemeyi</text:span><text:span text:style-name="T66"> peşinen kabul ve taahhüt eder.</text:span></text:p>
        </text:list-header>
      </text:list>
      <text:p text:style-name="P3"><text:span text:style-name="T16">MADDE </text:span><text:span text:style-name="T24">8</text:span><text:span text:style-name="T18"><text:tab/></text:span><text:span text:style-name="T37">Temizlik ve bakım giderlerini ödeme borcu</text:span> : Kiracı, kiralananın olağan kullanımı için gerekli temizlik ve bakım giderlerini ödemekle yükümlüdür.</text:p>
      <text:p text:style-name="P3"><text:span text:style-name="T16">MADDE </text:span><text:span text:style-name="T24">9</text:span><text:span text:style-name="T18"><text:tab/></text:span><text:span text:style-name="T21">K</text:span><text:span text:style-name="T37">iralananın gösterilmesine katlanma borcu : </text:span>Kiracı, bakım, satış ya da sonraki kiralama için zorunlu olduğu ölçüde, kiraya verenin ve onun belirlediği üçüncü kişinin kiralananı gezip görmesine izin vermekle yükümlüdür. Kiraya veren, çalışmaları ve kiralananın gezilip görüleceğini uygun bir süre <text:span text:style-name="T26">önce  kiracıya bildirmek ve bunların </text:span>yapıldığı sırada kiracının yararlarını göz önünde tutmak zorundadır. </text:p>
      <text:p text:style-name="P3"><text:span text:style-name="T16">MADDE </text:span><text:span text:style-name="T18">1</text:span><text:span text:style-name="T24">0</text:span><text:span text:style-name="T18"><text:tab/></text:span><text:span text:style-name="T37">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kiraya verenin yazılı rızasıyla kiralananda yenilik ve değişiklikler yapabilir. Yenilik ve değişikliklere rıza gösteren kiraya veren, yazılı olarak kararlaştırılmış olmadıkça, kiralananın eski durumuyla geri verilmesini isteyemez. Kiracı, kiraya verenin rızasıyla yaptığı yenilik ve değişiklikler sebebiyle kiralananda ortaya çıkan değer artışının <text:soft-page-break/>karşılığını isteyemez. <text:span text:style-name="T66">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72">Aksi bir sözleşme ile kararlaştırlmamışsa, </text:span><text:span text:style-name="T69">Kiracı, kira bitiminde yaptığı bu tip imalatları sökemez, çıkaramaz, kıramaz. Kiracı bu tip imalatları sağlam olarak kiraya verene teslim etmekle yükümlüdür. </text:span></text:p>
      <text:p text:style-name="P3"><text:span text:style-name="T16">MADDE </text:span><text:span text:style-name="T21">1</text:span><text:span text:style-name="T24">1</text:span><text:span text:style-name="T18"><text:tab/></text:span><text:span text:style-name="T37">Alt kira ve kullanım hakkının devri, </text:span><text:span text:style-name="T34">Kira ilişkisinin devri</text:span><text:span text:style-name="T16"> : </text:span>Kiracı, kiraya verenin yazılı rızası olmadıkça, kiralananı başkasına kiralayamayacağı gibi, kullanım hakkını da, kira ilişkisini <text:span text:style-name="T117">de</text:span> başkasına devredemez. </text:p>
      <text:p text:style-name="P3"><text:span text:style-name="T16">MADDE </text:span><text:span text:style-name="T18">1</text:span><text:span text:style-name="T25">2</text:span><text:span text:style-name="T18"><text:tab/></text:span><text:span text:style-name="T37">Kiralananın kullanılmaması</text:span><text:span text:style-name="T16"> :</text:span><text:span text:style-name="T2"> </text:span><text:span text:style-name="T6">Mecur</text:span> kullanılmasa veya sınırlı olarak kullanılsa bile kiracı, kira bedelini ödemekle yükümlüdür. </text:p>
      <text:p text:style-name="P3"><text:span text:style-name="T16">MADDE </text:span><text:span text:style-name="T21">1</text:span><text:span text:style-name="T25">3</text:span><text:span text:style-name="T18"><text:tab/></text:span><text:span text:style-name="T37">Kiralananın sözleşmenin bitiminden önce geri verilmesi</text:span><text:span text:style-name="T16"> <text:s/>: </text:span>Kiracı, sözleşme süresine veya fesih dönemine uymaksızın kiralananı geri verdiği takdirde, kira sözleşmesinden doğan borçları, <text:span text:style-name="T13">sözleşme süresi boyunca devam eder. Bu gibi durumlarda kiracının, kiralananı başkasına devretmesi söz konusu değildir. Kiraya veren, k</text:span>iralananın <text:span text:style-name="T111">güncel</text:span> koşullarla kiraya verilebileceği <text:span text:style-name="T13">yeni bir kiracı bulması </text:span>hâlinde, kiracının kira sözleşmesinden doğan borçları sona erer. <text:s/>Kiraya veren, <text:span text:style-name="T111">varsa </text:span>yapmaktan kurtulduğu giderler<text:span text:style-name="T111">i</text:span> kira bedelinden indirmekle yükümlüdür. <text:span text:style-name="T13">Kiralanan sözleşme süresi boyunca başka bir kişiye kiralanamazsa, kiracı sözleşmede belirtilen şartlarda, kiralananı kullanmasa bile, kira borcunu ödemekle yükümlüdür.</text:span></text:p>
      <text:p text:style-name="P3"><text:span text:style-name="T16">MADDE </text:span><text:span text:style-name="T21">1</text:span><text:span text:style-name="T25">4</text:span><text:span text:style-name="T18"><text:tab/></text:span><text:span text:style-name="T35">Sözleşmenin sona ermesi</text:span><text:span text:style-name="T2"> : </text:span><text:span text:style-name="T4">İşbu sözleşme, belirli süreli bir sözleşmedir ve süre 1 (bir) yıldır. K</text:span>ira sözleşmesi bu sürenin sonunda kendiliğinden sona erer. Taraflar, <text:span text:style-name="T14">sözleşme bitim tarihinden önceki 1 (bir) ay içerisinde yeni bir anlaşma ile yeni bir sözleşme yapmazlarsa, </text:span>kira <text:span text:style-name="T14">sözleşmesi sona erer ve <text:s/>kiracı kiralananı sözleşme bitim tarihinde boşaltmakla yükümlüdür. </text:span><text:s/><text:span text:style-name="T14">İşbu </text:span>sözleşme, <text:span text:style-name="T14">hiçbir koşulda,</text:span> belirsiz süreli sözleşmeye dönüş<text:span text:style-name="T14">türülemez.</text:span><text:span text:style-name="T48"> </text:span></text:p>
      <text:p text:style-name="P3"><text:span text:style-name="T16">MADDE </text:span><text:span text:style-name="T21">1</text:span><text:span text:style-name="T25">5</text:span><text:span text:style-name="T16"><text:tab/></text:span><text:span text:style-name="T35">Kiracının iflası </text:span><text:span text:style-name="T40">ve ölümü : </text:span>Kiracı, kiralananın tesliminden sonra iflas ederse kiraya veren, işleyecek kira bedelleri için güvence verilmesini isteyebilir. Kiracının ölmesi durumunda, <text:span text:style-name="T14">kiraya veren sözleşmeyi tek taraflı olarak fesh eder.</text:span> Ölen kiracının <text:span text:style-name="T29">mirasçıları ve </text:span>ortakları veya bu ortakların aynı meslek ve sanatı yürüten mirasçıları <text:span text:style-name="T14"><text:s/>kiranın devam etmesine yönelik istekleri bu sözleşmeye bağlı olarak geçersizdir. </text:span><text:span text:style-name="T44">Kiracının ölümü ile bu sözleşmedeki </text:span><text:span text:style-name="T41">“Kiralananın sözleşmenin bitiminden önce geri verilmesi” </text:span><text:span text:style-name="T44">maddesinde belirtilen şartlar uygulanır. </text:span><text:span text:style-name="T14">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1"><text:span text:style-name="T16">MADDE </text:span><text:span text:style-name="T21">1</text:span><text:span text:style-name="T25">6</text:span><text:span text:style-name="T19"><text:tab/></text:span><text:span text:style-name="T38">Kiralananın geri verilmesi</text:span><text:span text:style-name="T16"> <text:tab/>:</text:span><text:span text:style-name="T2"> “</text:span><text:span text:style-name="T46">Kiralananda yenilik ve değişiklik yapılması “ </text:span><text:span text:style-name="T47">maddesinde belirtilen hususlar saklı kalmak kaydıyla, k</text:span>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text:span text:style-name="T111">de</text:span>, sözleşmeye aykırı kullanmadan doğacak zararları giderme<text:span text:style-name="T15">kle yükümlüdür.</text:span> </text:p>
      <text:p text:style-name="P3"><text:span text:style-name="T16">MADDE </text:span><text:span text:style-name="T21">1</text:span><text:span text:style-name="T25">7</text:span><text:span text:style-name="T19"><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1"><text:span text:style-name="T16">MADDE </text:span><text:span text:style-name="T25">18</text:span><text:span text:style-name="T19"><text:tab/></text:span><text:span text:style-name="T38">Kullanma giderleri</text:span><text:span text:style-name="T16"> : </text:span>Kiracı, ısıtma, aydınlatma ve su gibi kullanma giderlerine katlanmakla yükümlüdür. Giderlere katlanan taraf, bu giderleri ispat edici belgelerin birer örneğini, istem üzerine diğer tarafa vermek zorundadır. </text:p>
      <text:p text:style-name="P3"><text:soft-page-break/><text:span text:style-name="T16">MADDE </text:span><text:span text:style-name="T21">1</text:span><text:span text:style-name="T25">9</text:span><text:span text:style-name="T19"><text:tab/></text:span><text:span text:style-name="T38">Kiracının güvence vermesi</text:span><text:span text:style-name="T16"> <text:tab/>: </text:span><text:span text:style-name="T5">K</text:span>iracı<text:span text:style-name="T27">nın</text:span> güvence verme borcu <text:span text:style-name="T27">vardır ve kira bedelinin %25 olarak yapılacaktır. </text:span></text:p>
      <text:p text:style-name="P3"><text:span text:style-name="T16">MADDE </text:span><text:span text:style-name="T21">2</text:span><text:span text:style-name="T25">0</text:span><text:span text:style-name="T19"> <text:tab/></text:span><text:span text:style-name="T38">Kira bedeli</text:span><text:span text:style-name="T16"> </text:span><text:span text:style-name="T19">ve </text:span><text:span text:style-name="T38">Belirlenmesi<text:tab/>: </text:span><text:span text:style-name="T5">İşbu </text:span>sözleşme <text:span text:style-name="T27">belirli süreli bir sözleşme olup, süre bitiminde sözleşme geçerliliğini yitirir. Ve sözleşme belirsiz süreli sözleşme haline dönüştürülemez. Bir yıldan uzun süreyle yapılan belirli süreli sözleşmelerde ise t</text:span>arafların <text:span text:style-name="T28">sözleşme</text:span>lerinde uygulanacak kira bedeline ilişkin <text:span text:style-name="T64">kira artış oranı</text:span>, bir önceki kira yılında, <text:span text:style-name="T111">yıllık tüketici </text:span>fiyat endeksin<text:span text:style-name="T111">in (TÜFE)</text:span> oniki aylık ortalama<text:span text:style-name="T113">sı </text:span>oranını<text:span text:style-name="T27">n %10 ‘un altında olması durumunda %10, değişim oranının %10 ‘un üstünde olması durumunda ise, değişim oranının altında olmamak</text:span> koşuluyla <text:span text:style-name="T65">yapılacaktır.</text:span>. </text:p>
      <text:p text:style-name="P6"><text:span text:style-name="T87">MADDE </text:span><text:span text:style-name="T88">2</text:span><text:span text:style-name="T90">1</text:span><text:span text:style-name="T88"> <text:tab/></text:span><text:span text:style-name="T89">Sözleşmenin feshi : </text:span><text:span text:style-name="T91">İşbu sözleşmenin herhangi bir maddesinin ihlali ile, </text:span><text:span text:style-name="T99">kiraya verenin hakları saklı kalmak şartıyla</text:span><text:span text:style-name="T91"> sözleşme fesh edilir ve kiracı mecuru hiçbir ihtara gerek kalmadan boşaltma</text:span><text:span text:style-name="T100">yı kabul ve taahhüt etmiştir.</text:span><text:span text:style-name="T91">. </text:span></text:p>
      <text:list xml:id="list131448287876410" text:continue-numbering="true" text:style-name="WWNum3">
        <text:list-header>
          <text:p text:style-name="P19"><text:span text:style-name="T87">MADDE </text:span><text:span text:style-name="T88">2</text:span><text:span text:style-name="T90">2</text:span><text:span text:style-name="T89"><text:tab/>Kefil ve şahit : </text:span><text:span text:style-name="T91">Kefil </text:span><text:span text:style-name="T100">ve şahit</text:span><text:span text:style-name="T91">, bu sözşleşmeye attığı imza ile, sözleşme şartlarına uyulmaması </text:span><text:span text:style-name="T101">ve/veya bu sözleşmeyle bağlantılı tahliye taahhütnamesi vb. belgeler</text:span><text:span text:style-name="T91"> ile ortaya çıkabilecek her türlü maddi ve manevi zararların karşılanması hususunda, müteselsilen sorumlu olduğunu kabul ve beyan etmiştir. Kefil </text:span><text:span text:style-name="T94">ve Şahit</text:span><text:span text:style-name="T91">, sözleşmeyi imzalayan kişinin, şözleşmede adı geçen kişi olduğunu ve sözleşmeyi imzalayan kişininde aynı kişi olduğuna şahitlik ettiğini kabul ve beyan eder. </text:span></text:p>
          <text:p text:style-name="P20"><text:span text:style-name="T90">MADDE 23<text:tab/>Yetkili mercii ve tebligat :</text:span><text:span text:style-name="T105"> İşbu </text:span><text:span text:style-name="T100"><text:s/>sözleşmede belirtilen adresler tarafların tebligat adresleri olarak da belirlenmiş olup her türlü tebligatın bu adreslere yapılabileceği taraflarca kabul edilmişti, Taraflar anlaşmazlık vuku bulduğunda, T.C. Tokat Mahkeme ve İcra Dairelerinin selahiyetini kabul ve beyan etmiştir. </text:span></text:p>
          <text:p text:style-name="P20"><text:span text:style-name="T91"/></text:p>
          <text:p text:style-name="P20"><text:span text:style-name="T91">İşbu akit, </text:span><text:span text:style-name="T100">4</text:span><text:span text:style-name="T92"> sayfa,</text:span><text:span text:style-name="T97"> 2</text:span><text:span text:style-name="T100">3</text:span><text:span text:style-name="T97"> madde </text:span><text:span text:style-name="T100">ve kiraya veren, kiracı, kiralanan ve kira hakkında detaylardan</text:span><text:span text:style-name="T97"> </text:span><text:span text:style-name="T92">oluşur ve </text:span><text:span text:style-name="T91">2 nüsha halinde tanzim edilmiş olup, taraflarca </text:span><text:span text:style-name="T100">okunarak, </text:span><text:span text:style-name="T91">kabul edilmiş ve imzalanmıştır.</text:span></text:p>
        </text:list-header>
      </text:list>
      <text:p text:style-name="P24"/>
      <text:p text:style-name="P24">İşbu akitteki bilgilerin doğruluğunu ve sözleşmenin tüm şartlarına uyacağımı peşinen kabul ettiğimi, <text:span text:style-name="T112">akiti okuyarak imzaladığımı,</text:span> beyan ve taahhüt ederim.</text:p>
      <text:p text:style-name="P25"/>
      <text:p text:style-name="P28"><text:span text:style-name="T114">Düzenleme </text:span>Tarih<text:span text:style-name="T114">i</text:span><text:tab/>: </text:p>
      <text:p text:style-name="P37"/>
      <text:p text:style-name="P34"><text:span text:style-name="T118">Kiraya Veren<text:tab/></text:span><text:tab/></text:p>
      <text:p text:style-name="P23"><text:span text:style-name="T91">Adı Soyadı<text:tab/><text:tab/>: <text:tab/></text:span><text:span text:style-name="T102">Atila</text:span><text:span text:style-name="T93"> BALCI</text:span></text:p>
      <text:p text:style-name="P38"><text:span text:style-name="T104">Sözleşme No<text:tab/><text:tab/>:</text:span><text:span text:style-name="T91"><text:tab/></text:span><text:span text:style-name="T106">20</text:span><text:span text:style-name="T107">19</text:span><text:span text:style-name="T106">-</text:span><text:span text:style-name="T108">202</text:span><text:span text:style-name="T107">01115</text:span><text:span text:style-name="T106">00</text:span><text:span text:style-name="T107">1</text:span></text:p>
      <text:p text:style-name="P38"><text:span text:style-name="T104">Sözleşme Tarihi<text:tab/>:<text:tab/></text:span><text:span text:style-name="T107">15</text:span><text:span text:style-name="T106"> </text:span><text:span text:style-name="T107">Kasım </text:span><text:span text:style-name="T106">201</text:span><text:span text:style-name="T110">9</text:span></text:p>
      <text:p text:style-name="P34"><text:span text:style-name="T118">Kiracı<text:tab/></text:span><text:tab/><text:tab/></text:p>
      <text:p text:style-name="P25">Adı Soyadı<text:tab/><text:tab/>:<text:tab/></text:p>
      <text:p text:style-name="P25">TC Kimlik No<text:tab/><text:tab/>:<text:tab/></text:p>
      <text:p text:style-name="P25">Adresi<text:tab/><text:tab/><text:tab/>:<text:tab/></text:p>
      <text:p text:style-name="P25">Telefon No<text:tab/><text:tab/>:<text:tab/></text:p>
      <text:p text:style-name="P35"><text:span text:style-name="T118">Kiralana</text:span><text:span text:style-name="T119">nın</text:span><text:tab/></text:p>
      <text:p text:style-name="P25">Cinsi<text:tab/><text:tab/><text:tab/>:<text:tab/><text:span text:style-name="T120">Çatılı İşyeri</text:span></text:p>
      <text:p text:style-name="P23"><text:span text:style-name="T91">Ne için kullanılacağı<text:tab/>:</text:span><text:span text:style-name="T96"> <text:tab/></text:span><text:span text:style-name="T102">Elektrik Malzemesi Satış Yeri</text:span></text:p>
      <text:p text:style-name="P25">Adresi<text:tab/><text:tab/><text:tab/>:<text:tab/><text:span text:style-name="T120">Ali Paşa Hamam Sokaka No: 5/a Tokat</text:span></text:p>
      <text:p text:style-name="P23"><text:span text:style-name="T103">Tapu bilgileri<text:tab/> <text:s/><text:tab/></text:span><text:span text:style-name="T91">: Pafta <text:tab/><text:tab/>: <text:tab/><text:tab/>Ada <text:tab/>: <text:tab/><text:tab/>Parsel<text:tab/> <text:s text:c="3"/>: </text:span></text:p>
      <text:p text:style-name="P23"><text:span text:style-name="T103">Abone Bilgileri<text:tab/></text:span><text:span text:style-name="T91">: Elektrik<text:tab/>:<text:tab/> <text:tab/>Su <text:tab/>:<text:tab/><text:tab/>Doğalgaz:<text:tab/></text:span></text:p>
      <text:p text:style-name="P36">Kiranın </text:p>
      <text:p text:style-name="P25">Başlangıç tarihi<text:tab/>:<text:tab/></text:p>
      <text:p text:style-name="P25">Bitiş tarihi<text:tab/><text:tab/>:<text:tab/></text:p>
      <text:p text:style-name="P23"><text:span text:style-name="T91">Süresi <text:tab/><text:tab/><text:tab/>:<text:tab/></text:span><text:span text:style-name="T95">BİR YIL</text:span></text:p>
      <text:p text:style-name="P23"><text:span text:style-name="T91">Bedeli<text:tab/><text:tab/><text:tab/>:<text:tab/></text:span><text:span text:style-name="T92"> + KİRA STOPAJ </text:span><text:span text:style-name="T97">VERGİSİ</text:span><text:span text:style-name="T92"> </text:span></text:p>
      <text:p text:style-name="P4"><text:span text:style-name="T53">Ödeme şekli<text:tab/><text:tab/>:<text:tab/></text:span><text:span text:style-name="T54">Sözleşme başlangıç tarihinden önce peşin olarak banka hesabına </text:span><text:span text:style-name="T55"><text:s/>yatırılacak</text:span></text:p>
      <text:p text:style-name="P9"><text:soft-page-break/></text:p>
      <text:p text:style-name="P8"/>
      <text:p text:style-name="P8"/>
      <text:p text:style-name="P8"/>
      <text:p text:style-name="P8"/>
      <text:p text:style-name="P8"/>
      <text:p text:style-name="P8"/>
      <text:p text:style-name="P8"/>
      <text:p text:style-name="P11"/>
      <text:p text:style-name="P11"/>
      <text:p text:style-name="P11">TAHLİYE TAAHHÜTNAMESİ</text:p>
      <text:p text:style-name="P11"/>
      <text:p text:style-name="P11"/>
      <text:p text:style-name="P11"/>
      <text:p text:style-name="P11"/>
      <text:p text:style-name="P39">Halen tahtı icarımda bulunan, maliki ve kiraya vereni ve özellikleri aşağıda belirtilen taşınmazı;</text:p>
      <text:list xml:id="list2329130686" text:style-name="WWNum2">
        <text:list-header>
          <text:p text:style-name="P17"><text:span text:style-name="T78">tahliye etmeyi taahhüt ettiğim tarih olan 20 10 2019 </text:span><text:span text:style-name="T76">tarih</text:span><text:span text:style-name="T78">inde, 20 02 2019 tarihli ,3827389 sayılı kira sözleşme şartlarına bağlı kalarak, </text:span><text:span text:style-name="T76"><text:s/></text:span><text:span text:style-name="T66">hiçbir kanuni merasime, ihtar ve protesto keşidesine, cevap itasına, tebliğ ve tebellüğe, </text:span><text:span text:style-name="T84">herhangi bir ihtar ve hiçbir hüküm istihsaline ve mahkemeden ilam almaya hacet kalmaksızın</text:span><text:span text:style-name="T66"> kayıtsız ve şartsız olarak boşaltmayı </text:span><text:span text:style-name="T84">kesin olarak beyan, kabul ve taahhüt ed</text:span><text:span text:style-name="T85">iyorum</text:span><text:span text:style-name="T84">.</text:span></text:p>
        </text:list-header>
      </text:list>
      <text:p text:style-name="P1"><text:span text:style-name="T66">Gününde tahliye edemediğim </text:span><text:span text:style-name="T74">veya </text:span><text:span text:style-name="T66">etmediğim takdirde, </text:span><text:span text:style-name="T75">geçen her gün için, yıllık kira bedelinin yüzde </text:span><text:span text:style-name="T79">biri</text:span><text:span text:style-name="T75"> oranında </text:span><text:span text:style-name="T79">(%1)</text:span><text:span text:style-name="T75"> </text:span><text:span text:style-name="T78">günlük </text:span><text:span text:style-name="T75">ceza bedeli ödemeyi, </text:span><text:span text:style-name="T66">kiraya veren veya yetkili kanuni vekili tarafından aleyhime yapılacak, her türlü icra takibatı, mahkeme masrafları, avukatlık ücretleri ve benzeri tüm ücretlerinde tamamen şahsım tarafından karşılanacağını şimdiden <text:s/>kabul,</text:span><text:span text:style-name="T74"> beyan</text:span><text:span text:style-name="T66"> ve taahhüt ediyorum. İşbu taahhütname</text:span><text:span text:style-name="T77">yi</text:span><text:span text:style-name="T66"> serbest irademle </text:span><text:span text:style-name="T75">10 10 2019 </text:span><text:span text:style-name="T66">tarihinde imza</text:span><text:span text:style-name="T77">lıyorum</text:span><text:span text:style-name="T66">.</text:span></text:p>
      <text:p text:style-name="P29"/>
      <text:p text:style-name="P32"><text:span text:style-name="T77">Taahhüt edilen Tahliye</text:span><text:span text:style-name="T66"> Tarihi<text:tab/>:</text:span></text:p>
      <text:p text:style-name="P26"><text:tab/></text:p>
      <text:p text:style-name="P33"><text:span text:style-name="T66">T</text:span><text:span text:style-name="T74">AHLİYE TAAHHÜDÜNDE BULUNAN KİRACI</text:span></text:p>
      <text:p text:style-name="P27">Adı Soyadı<text:tab/><text:tab/><text:tab/>: <text:tab/></text:p>
      <text:p text:style-name="P26">TC Kimlik No<text:tab/><text:tab/><text:tab/>:<text:tab/><text:tab/><text:tab/><text:tab/><text:span text:style-name="T115">İmza<text:tab/>:</text:span><text:tab/></text:p>
      <text:p text:style-name="P27"/>
      <text:p text:style-name="P27"/>
      <text:p text:style-name="P27"/>
      <text:p text:style-name="P27">Adresi<text:tab/><text:tab/><text:tab/><text:tab/>:<text:tab/></text:p>
      <text:p text:style-name="P27">Telefon<text:tab/><text:tab/><text:tab/>:<text:tab/></text:p>
      <text:p text:style-name="P30"/>
      <text:p text:style-name="P30"/>
      <text:p text:style-name="P30"/>
      <text:p text:style-name="P31">TAHLİYE EDİLECEK YERİN</text:p>
      <text:p text:style-name="P31">Adresi<text:tab/><text:tab/><text:tab/><text:tab/>:<text:tab/></text:p>
      <text:p text:style-name="P31">Tapu Bilgileri<text:tab/><text:tab/><text:tab/>:<text:tab/></text:p>
      <text:p text:style-name="P27"/>
      <text:p text:style-name="P7"><text:span text:style-name="T77">Kira </text:span><text:span text:style-name="T66">Sözleşme</text:span><text:span text:style-name="T77">si</text:span><text:span text:style-name="T66"> Tarihi, <text:s/></text:span><text:span text:style-name="T73">No</text:span><text:span text:style-name="T66"><text:tab/>:<text:tab/></text:span></text:p>
      <text:p text:style-name="P12"/>
      <text:p text:style-name="P12"/>
      <text:p text:style-name="P12"/>
      <text:p text:style-name="P22"/>
      <text:p text:style-name="P12"/>
      <text:p text:style-name="P12"/>
      <text:p text:style-name="P12"/>
      <text:p text:style-name="P12"/>
      <text:p text:style-name="P12"><text:soft-page-break/></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401cm" fo:margin-bottom="1.401cm" fo:margin-left="2.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KİRAYA VEREN<text:tab/>KİRACI<text:tab/>ŞAHİT-KEFİL</text:p>
        <text:p text:style-name="MP2">Atila BALCI<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1-12T13:14:47.974702671</dc:date>
    <meta:editing-duration>PT3H18M48S</meta:editing-duration>
    <meta:editing-cycles>13</meta:editing-cycles>
    <meta:generator>LibreOffice/6.1.5.2$Linux_X86_64 LibreOffice_project/10$Build-2</meta:generator>
    <meta:document-statistic meta:table-count="0" meta:image-count="0" meta:object-count="0" meta:page-count="5" meta:paragraph-count="67" meta:word-count="1752" meta:character-count="13237" meta:non-whitespace-character-count="11428"/>
  </office:meta>
</office:document-meta>
</file>